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4441in" svg:height="2.1224in" svg:x="10.6669in" svg:y="2.8449in">
            <draw:object draw:notify-on-update-of-ranges="Sheet1.B18:Sheet1.B28 Sheet1.I18:Sheet1.I28 Sheet1.K18:Sheet1.K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.0323in" svg:height="2.2681in" svg:x="10.6669in" svg:y="0.1783in">
            <draw:object draw:notify-on-update-of-ranges="Sheet1.B3:Sheet1.B14 Sheet1.I3:Sheet1.I14 Sheet1.K3:Sheet1.K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3063in" svg:height="3.5437in" svg:x="10.6665in" svg:y="9.0673in">
            <draw:object draw:notify-on-update-of-ranges="Sheet1.B53:Sheet1.B74 Sheet1.I53:Sheet1.I74 Sheet1.K53:Sheet1.K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3.1118in" svg:height="1.5996in" svg:x="10.6669in" svg:y="5.3335in">
            <draw:object draw:notify-on-update-of-ranges="Sheet1.B32:Sheet1.B39 Sheet1.I32:Sheet1.I39 Sheet1.K32:Sheet1.K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3.111in" svg:height="1.4008in" svg:x="10.6665in" svg:y="7.2886in">
            <draw:object draw:notify-on-update-of-ranges="Sheet1.B43:Sheet1.B49 Sheet1.I43:Sheet1.I49 Sheet1.K43:Sheet1.K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table:number-columns-repeated="5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4:06:29.863896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07T15:14:10.708513695</dc:date>
    <meta:editing-duration>PT1H37M7S</meta:editing-duration>
    <meta:editing-cycles>23</meta:editing-cycles>
    <meta:generator>LibreOffice/4.2.8.2$Linux_X86_64 LibreOffice_project/420m0$Build-2</meta:generator>
    <meta:document-statistic meta:table-count="1" meta:cell-count="7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Sheet1.B53:Sheet1.B74 Sheet1.I53:Sheet1.I74 Sheet1.K53:Sheet1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Sheet1.B53:Sheet1.B74" chart:class="chart:line">
            <chart:data-point chart:repeated="22"/>
          </chart:series>
          <chart:series chart:attached-axis="primary-y" chart:style-name="ch7" chart:values-cell-range-address="Sheet1.I53:Sheet1.I74" chart:class="chart:line">
            <chart:data-point chart:repeated="22"/>
          </chart:series>
          <chart:series chart:attached-axis="primary-y" chart:style-name="ch8" chart:values-cell-range-address="Sheet1.K53:Sheet1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Sheet1.B53:Sheet1.B74</svg:desc>
                </draw:g>
              </table:table-cell>
              <table:table-cell office:value-type="float" office:value="0.803587213320262">
                <text:p>0.803587213320262</text:p>
                <draw:g>
                  <svg:desc>Sheet1.I53:Sheet1.I74</svg:desc>
                </draw:g>
              </table:table-cell>
              <table:table-cell office:value-type="float" office:value="0.706194740261575">
                <text:p>0.706194740261575</text:p>
                <draw:g>
                  <svg:desc>Sheet1.K53:Sheet1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3cm" svg:height="3.559cm" xlink:href=".." xlink:type="simple" chart:class="chart:line" chart:style-name="ch1">
        <chart:plot-area chart:style-name="ch2" table:cell-range-address="Sheet1.B43:Sheet1.B49 Sheet1.I43:Sheet1.I49 Sheet1.K43:Sheet1.K49" svg:x="0.158cm" svg:y="0.071cm" svg:width="7.587cm" svg:height="3.417cm">
          <chartooo:coordinate-region svg:x="0.885cm" svg:y="0.27cm" svg:width="6.766cm" svg:height="2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43:Sheet1.B49" chart:class="chart:line">
            <chart:data-point chart:repeated="7"/>
          </chart:series>
          <chart:series chart:style-name="ch6" chart:values-cell-range-address="Sheet1.I43:Sheet1.I49" chart:class="chart:line">
            <chart:data-point chart:repeated="7"/>
          </chart:series>
          <chart:series chart:style-name="ch7" chart:values-cell-range-address="Sheet1.K43:Sheet1.K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Sheet1.B43:Sheet1.B49</svg:desc>
                </draw:g>
              </table:table-cell>
              <table:table-cell office:value-type="float" office:value="0.627541543250163">
                <text:p>0.627541543250163</text:p>
                <draw:g>
                  <svg:desc>Sheet1.I43:Sheet1.I49</svg:desc>
                </draw:g>
              </table:table-cell>
              <table:table-cell office:value-type="float" office:value="0.650478426882972">
                <text:p>0.650478426882972</text:p>
                <draw:g>
                  <svg:desc>Sheet1.K43:Sheet1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  <table:table-cell office:value-type="float" office:value="0.67928783463417">
                <text:p>0.6792878346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  <table:table-cell office:value-type="float" office:value="0.74338940967447">
                <text:p>0.7433894096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  <table:table-cell office:value-type="float" office:value="0.708687086303913">
                <text:p>0.70868708630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  <table:table-cell office:value-type="float" office:value="0.72454317552783">
                <text:p>0.724543175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  <table:table-cell office:value-type="float" office:value="0.573065902578797">
                <text:p>0.57306590257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  <table:table-cell office:value-type="float" office:value="0.755595182325117">
                <text:p>0.7555951823251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Sheet1.B32:Sheet1.B39 Sheet1.I32:Sheet1.I39 Sheet1.K32:Sheet1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32:Sheet1.B39" chart:class="chart:line">
            <chart:data-point chart:repeated="8"/>
          </chart:series>
          <chart:series chart:style-name="ch6" chart:values-cell-range-address="Sheet1.I32:Sheet1.I39" chart:class="chart:line">
            <chart:data-point chart:repeated="8"/>
          </chart:series>
          <chart:series chart:style-name="ch7" chart:values-cell-range-address="Sheet1.K32:Sheet1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Sheet1.B32:Sheet1.B39</svg:desc>
                </draw:g>
              </table:table-cell>
              <table:table-cell office:value-type="float" office:value="0.531468234143645">
                <text:p>0.531468234143645</text:p>
                <draw:g>
                  <svg:desc>Sheet1.I32:Sheet1.I39</svg:desc>
                </draw:g>
              </table:table-cell>
              <table:table-cell office:value-type="float" office:value="0.359403246848932">
                <text:p>0.359403246848932</text:p>
                <draw:g>
                  <svg:desc>Sheet1.K32:Sheet1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Sheet1.B18:Sheet1.B28 Sheet1.I18:Sheet1.I28 Sheet1.K18:Sheet1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8:Sheet1.B28" chart:class="chart:line">
            <chart:data-point chart:repeated="11"/>
          </chart:series>
          <chart:series chart:style-name="ch6" chart:values-cell-range-address="Sheet1.I18:Sheet1.I28" chart:class="chart:line">
            <chart:data-point chart:repeated="11"/>
          </chart:series>
          <chart:series chart:style-name="ch7" chart:values-cell-range-address="Sheet1.K18:Sheet1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Sheet1.B18:Sheet1.B28</svg:desc>
                </draw:g>
              </table:table-cell>
              <table:table-cell office:value-type="float" office:value="0.725884308558902">
                <text:p>0.725884308558902</text:p>
                <draw:g>
                  <svg:desc>Sheet1.I18:Sheet1.I28</svg:desc>
                </draw:g>
              </table:table-cell>
              <table:table-cell office:value-type="float" office:value="0.720715526374585">
                <text:p>0.720715526374585</text:p>
                <draw:g>
                  <svg:desc>Sheet1.K18:Sheet1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Sheet1.B3:Sheet1.B14 Sheet1.I3:Sheet1.I14 Sheet1.K3:Sheet1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3:Sheet1.B14" chart:class="chart:line">
            <chart:data-point chart:repeated="12"/>
          </chart:series>
          <chart:series chart:style-name="ch6" chart:values-cell-range-address="Sheet1.I3:Sheet1.I14" chart:class="chart:line">
            <chart:data-point chart:repeated="12"/>
          </chart:series>
          <chart:series chart:style-name="ch7" chart:values-cell-range-address="Sheet1.K3:Sheet1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Sheet1.B3:Sheet1.B14</svg:desc>
                </draw:g>
              </table:table-cell>
              <table:table-cell office:value-type="float" office:value="0.50478536526269">
                <text:p>0.50478536526269</text:p>
                <draw:g>
                  <svg:desc>Sheet1.I3:Sheet1.I14</svg:desc>
                </draw:g>
              </table:table-cell>
              <table:table-cell office:value-type="float" office:value="0.455863313943947">
                <text:p>0.455863313943947</text:p>
                <draw:g>
                  <svg:desc>Sheet1.K3:Sheet1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